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313in" table:align="left" style:writing-mode="lr-tb"/>
    </style:style>
    <style:style style:name="Table1.A" style:family="table-column">
      <style:table-column-properties style:column-width="6.9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" style:family="table">
      <style:table-properties style:width="6.9313in" table:align="left" style:writing-mode="lr-tb"/>
    </style:style>
    <style:style style:name="Table2.A" style:family="table-column">
      <style:table-column-properties style:column-width="0.025in"/>
    </style:style>
    <style:style style:name="Table2.B" style:family="table-column">
      <style:table-column-properties style:column-width="4.5035in"/>
    </style:style>
    <style:style style:name="Table2.C" style:family="table-column">
      <style:table-column-properties style:column-width="2.4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2.A2" style:family="table-cell">
      <style:table-cell-properties style:vertical-align="top" fo:padding="0in" fo:border="none" style:writing-mode="lr-tb"/>
    </style:style>
    <style:style style:name="Table3" style:family="table">
      <style:table-properties style:width="6.9313in" table:align="left" style:writing-mode="lr-tb"/>
    </style:style>
    <style:style style:name="Table3.A" style:family="table-column">
      <style:table-column-properties style:column-width="0.025in"/>
    </style:style>
    <style:style style:name="Table3.B" style:family="table-column">
      <style:table-column-properties style:column-width="4.5035in"/>
    </style:style>
    <style:style style:name="Table3.C" style:family="table-column">
      <style:table-column-properties style:column-width="2.4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3.A2" style:family="table-cell">
      <style:table-cell-properties style:vertical-align="top" fo:padding="0in" fo:border="none" style:writing-mode="lr-tb"/>
    </style:style>
    <style:style style:name="Table4" style:family="table">
      <style:table-properties style:width="6.9313in" table:align="left" style:writing-mode="lr-tb"/>
    </style:style>
    <style:style style:name="Table4.A" style:family="table-column">
      <style:table-column-properties style:column-width="0.025in"/>
    </style:style>
    <style:style style:name="Table4.B" style:family="table-column">
      <style:table-column-properties style:column-width="4.5in"/>
    </style:style>
    <style:style style:name="Table4.C" style:family="table-column">
      <style:table-column-properties style:column-width="2.406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4.A2" style:family="table-cell">
      <style:table-cell-properties style:vertical-align="top" fo:padding="0in" fo:border="none" style:writing-mode="lr-tb"/>
    </style:style>
    <style:style style:name="Table5" style:family="table">
      <style:table-properties style:width="6.9313in" table:align="left" style:writing-mode="lr-tb"/>
    </style:style>
    <style:style style:name="Table5.A" style:family="table-column">
      <style:table-column-properties style:column-width="0.025in"/>
    </style:style>
    <style:style style:name="Table5.B" style:family="table-column">
      <style:table-column-properties style:column-width="4.5035in"/>
    </style:style>
    <style:style style:name="Table5.C" style:family="table-column">
      <style:table-column-properties style:column-width="2.4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5.A2" style:family="table-cell">
      <style:table-cell-properties style:vertical-align="top" fo:padding="0in" fo:border-left="none" fo:border-right="none" fo:border-top="0.1pt solid #000000" fo:border-bottom="none" style:writing-mode="lr-tb"/>
    </style:style>
    <style:style style:name="Table6" style:family="table">
      <style:table-properties style:width="6.925in" table:align="left" style:writing-mode="lr-tb"/>
    </style:style>
    <style:style style:name="Table6.A" style:family="table-column">
      <style:table-column-properties style:column-width="6.9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7" style:family="table">
      <style:table-properties style:width="6.925in" table:align="left" style:writing-mode="lr-tb"/>
    </style:style>
    <style:style style:name="Table7.A" style:family="table-column">
      <style:table-column-properties style:column-width="6.9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8" style:family="table">
      <style:table-properties style:width="6.9313in" fo:break-before="page" table:align="left" style:writing-mode="lr-tb"/>
    </style:style>
    <style:style style:name="Table8.A" style:family="table-column">
      <style:table-column-properties style:column-width="6.931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asian="Times New Roman" style:font-name-complex="Times New Roman"/>
    </style:style>
    <style:style style:name="P9" style:family="paragraph" style:parent-style-name="Standard" style:list-style-name="WW8Num1"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1" style:family="paragraph" style:parent-style-name="Standard" style:list-style-name="WW8Num1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2" style:family="paragraph" style:parent-style-name="Standard" style:list-style-name="WW8Num3">
      <style:text-properties style:font-name="Times New Roman" style:text-underline-style="none" style:font-name-complex="Times New Roman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 style:list-style-name="WW8Num1"/>
    <style:style style:name="P15" style:family="paragraph" style:parent-style-name="Standard" style:list-style-name="WW8Num2"/>
    <style:style style:name="P16" style:family="paragraph" style:parent-style-name="Standard" style:list-style-name="WW8Num3"/>
    <style:style style:name="P17" style:family="paragraph" style:parent-style-name="Standard" style:list-style-name="WW8Num8"/>
    <style:style style:name="P18" style:family="paragraph" style:parent-style-name="Standard" style:list-style-name="WW8Num5"/>
    <style:style style:name="P19" style:family="paragraph" style:parent-style-name="Standard" style:list-style-name="WW8Num7"/>
    <style:style style:name="P20" style:family="paragraph" style:parent-style-name="Standard" style:list-style-name="WW8Num4"/>
    <style:style style:name="P21" style:family="paragraph" style:parent-style-name="Standard" style:list-style-name="WW8Num6"/>
    <style:style style:name="P22" style:family="paragraph" style:parent-style-name="Standard" style:list-style-name="WW8Num6">
      <style:text-properties style:text-line-through-style="none" style:text-line-through-type="none" style:font-name="Times New Roman" style:text-underline-style="none" style:font-name-complex="Times New Roman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style:font-name-asian="Times New Roman" style:font-name-complex="Times New Roman"/>
    </style:style>
    <style:style style:name="P24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style:font-name-asian="Times New Roman" style:font-name-complex="Times New Roman"/>
    </style:style>
    <style:style style:name="T1" style:family="text">
      <style:text-properties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2" style:family="text">
      <style:text-properties style:font-name="WenQuanYi Zen Hei Mono" fo:font-size="12pt" style:font-size-asian="12pt" style:font-name-complex="WenQuanYi Zen Hei Mono" style:font-size-complex="12pt"/>
    </style:style>
    <style:style style:name="T3" style:family="text">
      <style:text-properties style:font-name="WenQuanYi Zen Hei Mono" fo:font-size="12pt" style:font-name-asian="Times New Roman" style:font-size-asian="12pt" style:font-name-complex="WenQuanYi Zen Hei Mono" style:font-size-complex="12pt"/>
    </style:style>
    <style:style style:name="T4" style:family="text">
      <style:text-properties style:font-name="WenQuanYi Zen Hei Mono" style:text-underline-style="none" fo:font-weight="normal" style:font-weight-asian="normal" style:font-name-complex="WenQuanYi Zen Hei Mono" style:font-weight-complex="normal"/>
    </style:style>
    <style:style style:name="T5" style:family="text">
      <style:text-properties style:font-name="WenQuanYi Zen Hei Mono" style:text-underline-style="none" style:font-name-complex="WenQuanYi Zen Hei Mono"/>
    </style:style>
    <style:style style:name="T6" style:family="text">
      <style:text-properties fo:color="#000000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7" style:family="text">
      <style:text-properties fo:color="#000000" style:font-name="Times New Roman" style:text-underline-style="none" style:font-name-asian="Times New Roman" style:font-name-complex="Times New Roman"/>
    </style:style>
    <style:style style:name="T8" style:family="text">
      <style:text-properties fo:color="#000000" style:font-name="Times New Roman" style:text-underline-style="none" style:font-name-complex="Times New Roman"/>
    </style:style>
    <style:style style:name="T9" style:family="text">
      <style:text-properties fo:color="#000000" style:text-position="super 58%" style:font-name="Times New Roman" style:text-underline-style="none" style:font-name-asian="Times New Roman" style:font-name-complex="Times New Roman"/>
    </style:style>
    <style:style style:name="T10" style:family="text">
      <style:text-properties fo:color="#000000" style:text-line-through-style="none" style:text-line-through-type="none" style:font-name="Times New Roman" style:text-underline-style="none" fo:font-weight="normal" style:font-weight-asian="normal" style:font-name-complex="Times New Roman" style:font-weight-complex="normal"/>
    </style:style>
    <style:style style:name="T11" style:family="text">
      <style:text-properties fo:color="#000099" style:font-name="WenQuanYi Zen Hei Mono" fo:font-size="12pt" style:text-underline-style="none" style:font-name-asian="Times New Roman" style:font-size-asian="12pt" style:font-name-complex="WenQuanYi Zen Hei Mono" style:font-size-complex="12pt"/>
    </style:style>
    <style:style style:name="T12" style:family="text">
      <style:text-properties fo:color="#000099" style:font-name="WenQuanYi Zen Hei Mono" style:text-underline-style="none" style:font-name-complex="WenQuanYi Zen Hei Mono"/>
    </style:style>
    <style:style style:name="T13" style:family="text">
      <style:text-properties style:font-name="Times New Roman" style:font-name-asian="Times New Roman" style:font-name-complex="Times New Roman"/>
    </style:style>
    <style:style style:name="T14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6" style:family="text">
      <style:text-properties style:font-name="Times New Roman" style:text-underline-style="none" style:font-name-complex="Times New Roman"/>
    </style:style>
    <style:style style:name="T17" style:family="text">
      <style:text-properties style:font-name="Times New Roman" style:text-underline-style="none" fo:font-weight="normal" style:font-weight-asian="normal" style:font-name-complex="Times New Roman" style:font-weight-complex="normal"/>
    </style:style>
    <style:style style:name="T18" style:family="text">
      <style:text-properties style:font-name="Times New Roman" style:text-underline-style="none" style:font-name-asian="Times New Roman" style:font-name-complex="Times New Roman"/>
    </style:style>
    <style:style style:name="T19" style:family="text">
      <style:text-properties style:font-name="Times New Roman" fo:font-size="12pt" style:text-underline-style="none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text-position="super 58%" style:font-name="Times New Roman" style:font-name-asian="Times New Roman" style:font-name-complex="Times New Roman"/>
    </style:style>
    <style:style style:name="T21" style:family="text">
      <style:text-properties style:text-position="0% 100%" style:font-name="Times New Roman" fo:font-size="12pt" style:font-name-asian="Times New Roman" style:font-size-asian="12pt" style:font-name-complex="Times New Roman"/>
    </style:style>
    <style:style style:name="T22" style:family="text">
      <style:text-properties style:text-line-through-style="none" style:text-line-through-type="none" style:font-name="WenQuanYi Zen Hei Mono" style:text-underline-style="none" fo:font-weight="normal" style:font-weight-asian="normal" style:font-name-complex="WenQuanYi Zen Hei Mono" style:font-weight-complex="normal"/>
    </style:style>
    <style:style style:name="T23" style:family="text">
      <style:text-properties style:text-line-through-style="none" style:text-line-through-type="none" style:font-name="WenQuanYi Zen Hei Mono" style:text-underline-style="none" style:font-name-asian="Times New Roman" style:font-name-complex="WenQuanYi Zen Hei Mono"/>
    </style:style>
    <style:style style:name="T24" style:family="text">
      <style:text-properties style:text-line-through-style="none" style:text-line-through-type="none" style:font-name="WenQuanYi Zen Hei Mono" style:text-underline-style="none" style:font-name-complex="WenQuanYi Zen Hei Mono"/>
    </style:style>
    <style:style style:name="T25" style:family="text">
      <style:text-properties style:text-line-through-style="none" style:text-line-through-type="none" style:font-name="WenQuanYi Zen Hei Mono" fo:font-size="12pt" style:text-underline-style="none" fo:font-weight="normal" style:font-name-asian="Times New Roman" style:font-size-asian="12pt" style:font-weight-asian="normal" style:font-name-complex="WenQuanYi Zen Hei Mono" style:font-size-complex="12pt" style:font-weight-complex="normal"/>
    </style:style>
    <style:style style:name="T26" style:family="text">
      <style:text-properties style:text-line-through-style="none" style:text-line-through-type="none" style:text-position="0% 100%" style:font-name="WenQuanYi Zen Hei Mono" fo:font-size="12pt" fo:font-style="normal" style:text-underline-style="none" fo:font-weight="normal" style:font-size-asian="12pt" style:font-style-asian="normal" style:font-weight-asian="normal" style:font-name-complex="WenQuanYi Zen Hei Mono" style:font-style-complex="normal" style:font-weight-complex="normal"/>
    </style:style>
    <style:style style:name="T27" style:family="text">
      <style:text-properties style:text-line-through-style="none" style:text-line-through-type="none" style:font-name="Times New Roman" style:text-underline-style="none" style:font-name-complex="Times New Roman"/>
    </style:style>
    <style:style style:name="T28" style:family="text">
      <style:text-properties style:text-line-through-style="none" style:text-line-through-type="none" style:font-name="Arial" style:text-underline-style="none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hun-Yi Jheng</text:p>
      <text:p text:style-name="P6"><text:a xlink:type="simple" xlink:href="mailto:M157q.tw@gmail.com" text:style-name="Internet_20_link" text:visited-style-name="Visited_20_Internet_20_Link"><text:span text:style-name="Internet_20_link"><text:span text:style-name="T1">M157q.tw@gmail.com</text:span></text:span></text:a><text:span text:style-name="T2"> |</text:span><text:span text:style-name="T3"> </text:span><text:a xlink:type="simple" xlink:href="https://m157q.github.io/" text:style-name="Internet_20_link" text:visited-style-name="Visited_20_Internet_20_Link"><text:span text:style-name="Internet_20_link"><text:span text:style-name="T1">https://m157q.github.io</text:span></text:span></text:a><text:span text:style-name="Internet_20_link"><text:span text:style-name="T6"> | </text:span></text:span><text:a xlink:type="simple" xlink:href="https://www.linkedin.com/in/shunyi" text:style-name="Internet_20_link" text:visited-style-name="Visited_20_Internet_20_Link"><text:span text:style-name="Internet_20_link"><text:span text:style-name="T11">https://www.linkedin.com/in/shunyi</text:span></text:span></text:a>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SUMMARY</text:p>
          </table:table-cell>
        </table:table-row>
      </table:table>
      <text:p text:style-name="Standard"><text:span text:style-name="T13">I keep participating open source related conferences in Taiwan since entered college. I use GitHub almost every day and love to fork, study, modify the source code and send PR. I love to share what I've learned. (e.g., two 50 minutes talks at SITCON in 2014 and 2015.</text:span><text:span text:style-name="T20">[1]</text:span><text:span text:style-name="T21">)</text:span><text:span text:style-name="T13"> I am interested in computer security and play CTF competitions as a member of BambooFox team.</text:span><text:span text:style-name="T20">[2]</text:span><text:span text:style-name="T13"> I am willing to learn new skills to solve problems in daily life and make this world better by programming.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0">EDUCATION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2">National Chiao Tung University</text:p>
          </table:table-cell>
          <table:table-cell table:style-name="Table2.A2" office:value-type="string">
            <text:p text:style-name="P3">Hsinchu, Taiwan</text:p>
          </table:table-cell>
        </table:table-row>
        <table:table-row table:style-name="Table2.1"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4">Bachelor of Computer Science</text:p>
          </table:table-cell>
          <table:table-cell table:style-name="Table2.A2" office:value-type="string">
            <text:p text:style-name="P5"><text:span text:style-name="T13">September 2011 － June 2015</text:span></text:p>
          </table:table-cell>
        </table:table-row>
      </table:table>
      <text:list xml:id="list4438460014045360392" text:style-name="WW8Num1">
        <text:list-item>
          <text:p text:style-name="P11">Information and Communication Security Credit Programme</text:p>
        </text:list-item>
        <text:list-item>
          <text:p text:style-name="P11">Relevant Coursework</text:p>
          <text:list>
            <text:list-item>
              <text:p text:style-name="P9">Computer System/Network Administration (A+), FOSS and Project Collaboration (A+)</text:p>
            </text:list-item>
          </text:list>
        </text:list-item>
      </text:list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">EXPERIENC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2">Open House, NCTU</text:p>
          </table:table-cell>
          <table:table-cell table:style-name="Table3.A2" office:value-type="string">
            <text:p text:style-name="P3">Hsinchu, Taiwan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"><text:span text:style-name="T13">IT team</text:span><text:span text:style-name="T20">[1-1][3]</text:span></text:p>
          </table:table-cell>
          <table:table-cell table:style-name="Table3.A2" office:value-type="string">
            <text:p text:style-name="P5"><text:span text:style-name="T13">September 2012 － May 2014</text:span></text:p>
          </table:table-cell>
        </table:table-row>
      </table:table>
      <text:list xml:id="list604066484763" text:continue-numbering="true" text:style-name="WW8Num1">
        <text:list-item>
          <text:p text:style-name="P14"><text:span text:style-name="T13">Open House is an organization helping companies on recruiting. I joined because I wanted to know the qualificaitons of jobs in different IT companies in Taiwan.</text:span></text:p>
        </text:list-item>
        <text:list-item>
          <text:p text:style-name="P9">I was a mentor teaching my team member how to maintain Web, Mail, BBS, FTP servers.</text:p>
        </text:list-item>
        <text:list-item>
          <text:p text:style-name="P9">Wrote new features based on users' demands which improved my communication skill.</text:p>
        </text:list-item>
        <text:list-item>
          <text:p text:style-name="P9">Refactored and modulized the legacy code, let successors focus on writing new features.</text:p>
        </text:list-item>
      </text:list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2">Computer Center of Dept. Computer Science, NCTU</text:p>
          </table:table-cell>
          <table:table-cell table:style-name="Table4.A1" office:value-type="string">
            <text:p text:style-name="P3">Hsinchu, Taiwan</text:p>
          </table:table-cell>
        </table:table-row>
        <table:table-row table:style-name="Table4.1"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4">Linux team &amp; Web team</text:p>
          </table:table-cell>
          <table:table-cell table:style-name="Table4.A2" office:value-type="string">
            <text:p text:style-name="P5"><text:span text:style-name="T13">August 2013 － July 2015</text:span></text:p>
          </table:table-cell>
        </table:table-row>
      </table:table>
      <text:list xml:id="list603125464513" text:continue-numbering="true" text:style-name="WW8Num1">
        <text:list-item>
          <text:p text:style-name="P9">Teaching assistant of Computer System/Network Administration courses.</text:p>
        </text:list-item>
      </text:list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0">PROJECT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"><text:span text:style-name="Internet_20_link"><text:span text:style-name="T7">Android Repackaged App Detection System</text:span></text:span><text:span text:style-name="Internet_20_link"><text:span text:style-name="T9">[1-2][4]</text:span></text:span></text:p>
          </table:table-cell>
          <table:table-cell table:style-name="Table5.A2" office:value-type="string">
            <text:p text:style-name="P5"><text:span text:style-name="T13">August 2013 － January 2015</text:span></text:p>
          </table:table-cell>
        </table:table-row>
      </table:table>
      <text:list xml:id="list603220890806" text:continue-numbering="true" text:style-name="WW8Num1">
        <text:list-item>
          <text:p text:style-name="P14"><text:span text:style-name="T13">Studied the program flow of smali code and compared the similarity of generated data flow graphs.</text:span></text:p>
        </text:list-item>
        <text:list-item>
          <text:p text:style-name="P9">Combined several open source projects, studied and modified the source codes.</text:p>
        </text:list-item>
        <text:list-item>
          <text:p text:style-name="P9">To know the obfuscation tricks used by malicious and plagiarized Apps.</text:p>
        </text:list-item>
      </text:list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>HONORS</text:p>
          </table:table-cell>
        </table:table-row>
      </table:table>
      <text:list xml:id="list8774303539267364122" text:style-name="WW8Num2">
        <text:list-item>
          <text:p text:style-name="P15"><text:span text:style-name="T13">2015 4</text:span><text:span text:style-name="T20">th</text:span><text:span text:style-name="T13"> place in Taiwan Student Cluster Competition.</text:span><text:span text:style-name="T20">[5]</text:span></text:p>
        </text:list-item>
        <text:list-item>
          <text:p text:style-name="P15"><text:span text:style-name="T13">2013 5</text:span><text:span text:style-name="T20">th</text:span><text:span text:style-name="T13"> <text:s/>place in Golden Shield Information Security Contest.</text:span><text:span text:style-name="T20">[6]</text:span></text:p>
        </text:list-item>
      </text:list>
      <text:p text:style-name="P2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SKILLS</text:p>
          </table:table-cell>
        </table:table-row>
      </table:table>
      <text:p text:style-name="Standard"><text:span text:style-name="T15">Languages:</text:span><text:span text:style-name="T13"> English (TOEIC 840/990, GEPT High-Intermediate), Mandarin</text:span></text:p>
      <text:p text:style-name="Standard"><text:span text:style-name="T15">Technical Skills:</text:span><text:span text:style-name="T13"> Python</text:span><text:span text:style-name="T20">[7]</text:span><text:span text:style-name="T13">, shell scripting, FreeBSD/Arch Linux system administration, C, C++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REFERENCES</text:p>
          </table:table-cell>
        </table:table-row>
      </table:table>
      <text:list xml:id="list4806735405316296651" text:style-name="WW8Num3">
        <text:list-item>
          <text:p text:style-name="P16"><text:span text:style-name="T16">SITCON (Students' Information Technology Conference)</text:span><text:span text:style-name="T17"> is an annual computer science related conference held by students from different universities in Taiwan. </text:span><text:a xlink:type="simple" xlink:href="http://sitcon.org/" text:style-name="Internet_20_link" text:visited-style-name="Visited_20_Internet_20_Link"><text:span text:style-name="Internet_20_link"><text:span text:style-name="T4">http://sitcon.org</text:span></text:span></text:a></text:p>
          <text:list>
            <text:list-item>
              <text:p text:style-name="P16"><text:span text:style-name="Internet_20_link"><text:span text:style-name="T5">https://speakerdeck.com/m157q/sitcon2014-how-i-learned-to-build-a-website-from-buttom-to-up-in-one-and-a-half-years </text:span></text:span><text:span text:style-name="Internet_20_link"><text:span text:style-name="T8">(Mandarin)</text:span></text:span></text:p>
            </text:list-item>
          </text:list>
        </text:list-item>
      </text:list>
      <text:list xml:id="list3021462353397153979" text:style-name="WW8Num8">
        <text:list-item>
          <text:list>
            <text:list-item>
              <text:list>
                <text:list-item>
                  <text:p text:style-name="P17"><text:span text:style-name="Internet_20_link"><text:span text:style-name="T8">Video: </text:span></text:span><text:a xlink:type="simple" xlink:href="https://youtu.be/BvFIX2durPk" text:style-name="Internet_20_link" text:visited-style-name="Visited_20_Internet_20_Link"><text:span text:style-name="Internet_20_link"><text:span text:style-name="T12">https://youtu.be/BvFIX2durPk</text:span></text:span></text:a></text:p>
                </text:list-item>
              </text:list>
            </text:list-item>
          </text:list>
        </text:list-item>
      </text:list>
      <text:list xml:id="list604440058955" text:continue-list="list4806735405316296651" text:style-name="WW8Num3">
        <text:list-item>
          <text:list>
            <text:list-item>
              <text:p text:style-name="P16"><text:span text:style-name="Internet_20_link"><text:span text:style-name="T22">https://speakerdeck.com/m157q/sitcon2015-android-repackaged-app-detection-system </text:span></text:span><text:span text:style-name="Internet_20_link"><text:span text:style-name="T10">(Mandarin)</text:span></text:span></text:p>
            </text:list-item>
          </text:list>
        </text:list-item>
        <text:list-item>
          <text:p text:style-name="P16"><text:span text:style-name="T16">BambooFox, A security team consists of NCTU students and alumni, mainly focusing on CTF competitions and security related issues. </text:span><text:a xlink:type="simple" xlink:href="https://ctftime.org/team/9871" text:style-name="Internet_20_link" text:visited-style-name="Visited_20_Internet_20_Link"><text:span text:style-name="Internet_20_link"><text:span text:style-name="T5">https://ctftime.org/team/9871</text:span></text:span></text:a></text:p>
        </text:list-item>
        <text:list-item>
          <text:p text:style-name="P12">Official Websites of Open House, NCTU.</text:p>
        </text:list-item>
      </text:list>
      <text:list xml:id="list5966762935239640963" text:style-name="WW8Num5">
        <text:list-item>
          <text:list>
            <text:list-item>
              <text:p text:style-name="P18"><text:a xlink:type="simple" xlink:href="https://openhouse.nctu.edu.tw/2013/" text:style-name="Internet_20_link" text:visited-style-name="Visited_20_Internet_20_Link"><text:span text:style-name="Internet_20_link"><text:span text:style-name="T5">https://openhouse.nctu.edu.tw/2013/</text:span></text:span></text:a></text:p>
            </text:list-item>
            <text:list-item>
              <text:p text:style-name="P18"><text:a xlink:type="simple" xlink:href="https://openhouse.nctu.edu.tw/2014/" text:style-name="Internet_20_link" text:visited-style-name="Visited_20_Internet_20_Link"><text:span text:style-name="Internet_20_link"><text:span text:style-name="T5">https://openhouse.nctu.edu.tw/2014/</text:span></text:span></text:a></text:p>
            </text:list-item>
          </text:list>
        </text:list-item>
      </text:list>
      <text:list xml:id="list602906408317" text:continue-list="list604440058955" text:style-name="WW8Num3">
        <text:list-item>
          <text:p text:style-name="P16"><text:a xlink:type="simple" xlink:href="https://github.com/M157q/Android-Repackaged-App-Detection-System" text:style-name="Internet_20_link" text:visited-style-name="Visited_20_Internet_20_Link"><text:span text:style-name="Internet_20_link"><text:span text:style-name="T26">https://github.com/M157q/Android-Repackaged-App-Detection-System</text:span></text:span></text:a></text:p>
        </text:list-item>
        <text:list-item>
          <text:p text:style-name="P16"><text:a xlink:type="simple" xlink:href="http://event.nchc.org.tw/2015/tscc/index.php?CONTENT_ID=25" text:style-name="Internet_20_link" text:visited-style-name="Visited_20_Internet_20_Link"><text:span text:style-name="Internet_20_link"><text:span text:style-name="T5">http://event.nchc.org.tw/2015/tscc/index.php?CONTENT_ID=25</text:span></text:span></text:a></text:p>
        </text:list-item>
      </text:list>
      <text:list xml:id="list3220233166172048535" text:style-name="WW8Num7">
        <text:list-item>
          <text:list>
            <text:list-item>
              <text:p text:style-name="P19"><text:span text:style-name="T19">Shortened URL: </text:span><text:a xlink:type="simple" xlink:href="http://goo.gl/80SZjB" text:style-name="Internet_20_link" text:visited-style-name="Visited_20_Internet_20_Link"><text:span text:style-name="Internet_20_link"><text:span text:style-name="T25">http://goo.gl/80SZjB</text:span></text:span></text:a></text:p>
            </text:list-item>
            <text:list-item>
              <text:p text:style-name="P19"><text:span text:style-name="T19">Team Name: </text:span><text:span text:style-name="Strong_20_Emphasis"><text:span text:style-name="T19">幼稚鬼團與他的快樂夥伴</text:span></text:span></text:p>
            </text:list-item>
          </text:list>
        </text:list-item>
      </text:list>
      <text:list xml:id="list603333890623" text:continue-list="list602906408317" text:style-name="WW8Num3">
        <text:list-item>
          <text:p text:style-name="P16"><text:a xlink:type="simple" xlink:href="http://www.nicst.ey.gov.tw/News_Content4.aspx?n=11EC3BA2351F93AA&amp;sms=4D833E26864BB926&amp;s=4C2DD1B0FA325D80" text:style-name="Internet_20_link" text:visited-style-name="Visited_20_Internet_20_Link"><text:span text:style-name="Internet_20_link"><text:span text:style-name="T5">http://www.nicst.ey.gov.tw/News_Content4.aspx?n=11EC3BA2351F93AA&amp;sms=4D833E26864BB926&amp;s=4C2DD1B0FA325D80</text:span></text:span></text:a></text:p>
        </text:list-item>
      </text:list>
      <text:list xml:id="list5521058863655754608" text:style-name="WW8Num4">
        <text:list-item>
          <text:list>
            <text:list-item>
              <text:p text:style-name="P20"><text:span text:style-name="T18">Shortened URL: </text:span><text:a xlink:type="simple" xlink:href="http://goo.gl/oUfJqK" text:style-name="Internet_20_link" text:visited-style-name="Visited_20_Internet_20_Link"><text:span text:style-name="Internet_20_link"><text:span text:style-name="T23">http://goo.gl/oUfJqK</text:span></text:span></text:a></text:p>
            </text:list-item>
            <text:list-item>
              <text:p text:style-name="P20"><text:span text:style-name="T18">Team Name: 聽說名字太長躲在防火牆</text:span></text:p>
            </text:list-item>
          </text:list>
        </text:list-item>
      </text:list>
      <text:list xml:id="list603792506665" text:continue-list="list603333890623" text:style-name="WW8Num3">
        <text:list-item>
          <text:p text:style-name="P12">Some side projects written in Python 3 by me.</text:p>
        </text:list-item>
      </text:list>
      <text:list xml:id="list9101697750495288470" text:style-name="WW8Num6">
        <text:list-item>
          <text:list>
            <text:list-item>
              <text:p text:style-name="P21"><text:a xlink:type="simple" xlink:href="https://github.com/M157q/zdict" text:style-name="Internet_20_link" text:visited-style-name="Visited_20_Internet_20_Link"><text:span text:style-name="Internet_20_link"><text:span text:style-name="T24">https://github.com/M157q/zdict</text:span></text:span></text:a></text:p>
              <text:list>
                <text:list-item>
                  <text:p text:style-name="P22">A CLI online dictionary framework.</text:p>
                </text:list-item>
              </text:list>
            </text:list-item>
            <text:list-item>
              <text:p text:style-name="P21"><text:a xlink:type="simple" xlink:href="https://github.com/M157q/gettitle" text:style-name="Internet_20_link" text:visited-style-name="Visited_20_Internet_20_Link"><text:span text:style-name="Internet_20_link"><text:span text:style-name="T24">https://github.com/M157q/gettitle</text:span></text:span></text:a></text:p>
              <text:list>
                <text:list-item>
                  <text:p text:style-name="P21"><text:span text:style-name="T27">A CLI tool to get the title of the webpage.</text:span><text:span text:style-name="T28"> </text:span></text:p>
                </text:list-item>
              </text:list>
            </text:list-item>
            <text:list-item>
              <text:p text:style-name="P21"><text:a xlink:type="simple" xlink:href="https://github.com/M157q/linkedin2md" text:style-name="Internet_20_link" text:visited-style-name="Visited_20_Internet_20_Link"><text:span text:style-name="Internet_20_link"><text:span text:style-name="T24">https://github.com/M157q/linkedin2md</text:span></text:span></text:a></text:p>
              <text:list>
                <text:list-item>
                  <text:p text:style-name="P22">A CLI tool to export public LinkedIn profile into Markdown format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Wingdings" svg:font-family="Wingdings"/>
    <style:font-face style:name="Bitstream Vera Sans1" svg:font-family="'Bitstream Vera Sans'" style:font-family-generic="swiss"/>
    <style:font-face style:name="Bitstream Vera Sans2" svg:font-family="'Bitstream Vera Sans'" style:font-pitch="variable"/>
    <style:font-face style:name="WenQuanYi Zen Hei1" svg:font-family="'WenQuanYi Zen Hei'" style:font-pitch="variable"/>
    <style:font-face style:name="WenQuanYi Zen Hei Mono" svg:font-family="'WenQuanYi Zen Hei Mono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WenQuanYi Zen Hei1" style:font-family-asian="'WenQuanYi Zen Hei'" style:font-pitch-asian="variable" style:font-size-asian="12pt" style:language-asian="zh" style:country-asian="CN" style:font-name-complex="Bitstream Vera Sans2" style:font-family-complex="'Bitstream Vera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WenQuanYi Zen Hei1" style:font-family-asian="'WenQuanYi Zen Hei'" style:font-pitch-asian="variable" style:font-size-asian="14pt" style:font-name-complex="Bitstream Vera Sans2" style:font-family-complex="'Bitstream Vera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name-asian="Times New Roman" style:font-family-asian="'Times New Roman'" style:font-family-generic-asian="roman" style:font-pitch-asian="variable" style:font-name-complex="Symbol" style:font-family-complex="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2z0" style:family="text">
      <style:text-properties style:text-position="super 58%" style:font-name="Symbol" fo:font-family="Symbol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1" style:family="text">
      <style:text-properties style:text-line-through-style="none" style:text-line-through-type="none"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asian="Times New Roman" style:font-family-asian="'Times New Roman'" style:font-family-generic-asian="roman" style:font-pitch-asian="variable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text-line-through-style="none" style:text-line-through-type="none"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fo:font-size="12pt" style:font-name-asian="Times New Roman" style:font-family-asian="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z2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3" style:family="text">
      <style:text-properties style:font-name="Wingdings" fo:font-family="Wingdings" style:font-name-complex="OpenSymbol1" style:font-family-complex="OpenSymbol, 'Arial Unicode MS'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3" style:num-suffix="." text:bullet-char="l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3" style:num-suffix="." text:bullet-char="l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space" fo:margin-left="0.2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space" fo:margin-left="0.7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space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space" fo:margin-left="0.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space" fo:margin-left="0.2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space" fo:margin-left="0.75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9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9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9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9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9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9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9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00</meta:creation-date>
    <dc:date>2016-05-02T00:04:51.903760900</dc:date>
    <meta:editing-cycles>88</meta:editing-cycles>
    <meta:editing-duration>P6DT7H11M46S</meta:editing-duration>
    <meta:document-statistic meta:table-count="8" meta:image-count="0" meta:object-count="0" meta:page-count="2" meta:paragraph-count="61" meta:word-count="481" meta:character-count="3501" meta:non-whitespace-character-count="3134"/>
    <meta:generator>LibreOffice/5.1.1.3$Linux_X86_64 LibreOffice_project/10m0$Build-3</meta:generator>
  </office:meta>
</office:document-meta>
</file>